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www.ewastekochi.com/blogs/disposal/how-to-dispose-mixed-household-e-waste-in-kollam/</text:p>
      <text:p text:style-name="Standard">https://www.ewastekochi.com/index.html</text:p>
      <text:p text:style-name="Standard">https://www.ewastekochi.com/locations/fort-kochi/dpdp-act-compliance-kochi/</text:p>
      <text:p text:style-name="Standard">https://www.ewastekochi.com/blog/dpdp-act-2023-it-disposal-compliance/</text:p>
      <text:p text:style-name="Standard">https://www.ewastekochi.com/locations/kakkanad/</text:p>
      <text:p text:style-name="Standard">https://www.ewastekochi.com/services/electronics-recycling-near-me/</text:p>
      <text:p text:style-name="Standard">https://www.ewastekochi.com/locations/thrissur/it-asset-inventory-audit/</text:p>
      <text:p text:style-name="Standard">https://www.ewastekochi.com/locations/kannur/old-computer-disposal/</text:p>
      <text:p text:style-name="Standard">https://www.ewastekochi.com/locations/malappuram/electronics-recycling-near-me/</text:p>
      <text:p text:style-name="Standard">https://www.ewastekochi.com/locations/maradu/server-recycling-kochi/</text:p>
      <text:p text:style-name="Standard">https://www.ewastekochi.com/locations/malappuram/</text:p>
      <text:p text:style-name="Standard">https://www.ewastekochi.com/locations/palarivattom/</text:p>
      <text:p text:style-name="Standard">https://www.ewastekochi.com/locations/vyttila/</text:p>
      <text:p text:style-name="Standard">https://www.ewastekochi.com/recycling/</text:p>
      <text:p text:style-name="Standard">https://www.ewastekochi.com/locations/kannur/network-equipment-disposal-kochi/</text:p>
      <text:p text:style-name="Standard">https://www.ewastekochi.com/blogs/scrap-electronics/electronics-price-factors-in-kottayam-why-two-loads-get-different-rates/</text:p>
      <text:p text:style-name="Standard">https://www.ewastekochi.com/locations/kakkanad/e-waste-recycling-kochi/</text:p>
      <text:p text:style-name="Standard">https://www.ewastekochi.com/locations/kalady/</text:p>
      <text:p text:style-name="Standard">https://www.ewastekochi.com/blogs/laptop-disposal/secure-laptop-disposal-in-kottayam-for-teams-handling-client-data/</text:p>
      <text:p text:style-name="Standard">https://www.ewastekochi.com/locations/kalady/tv-monitor-recycling-kochi/</text:p>
      <text:p text:style-name="Standard">https://www.ewastekochi.com/locations/kottayam/</text:p>
      <text:p text:style-name="Standard">https://www.ewastekochi.com/locations/kadavanthra/</text:p>
      <text:p text:style-name="Standard">https://www.ewastekochi.com/locations/thiruvananthapuram/e-waste-recycling-kochi/</text:p>
      <text:p text:style-name="Standard">https://www.ewastekochi.com/locations/infopark-kochi/network-equipment-disposal-kochi/</text:p>
      <text:p text:style-name="Standard">https://www.ewastekochi.com/locations/vyttila/electronics-recycling-near-me/</text:p>
      <text:p text:style-name="Standard">https://www.ewastekochi.com/locations/ernakulam-south/air-conditioner-recycling-kochi/</text:p>
      <text:p text:style-name="Standard">https://www.ewastekochi.com/locations/aluva/</text:p>
      <text:p text:style-name="Standard">https://www.ewastekochi.com/locations/north-paravur/sell-electronics-kochi/</text:p>
      <text:p text:style-name="Standard">https://www.ewastekochi.com/locations/kozhikode/tv-monitor-recycling-kochi/</text:p>
      <text:p text:style-name="Standard">https://www.ewastekochi.com/locations/malappuram/sell-old-electronics/</text:p>
      <text:p text:style-name="Standard">https://www.ewastekochi.com/locations/perumbavoor/</text:p>
      <text:p text:style-name="Standard">https://www.ewastekochi.com/locations/kozhikode/hard-drive-shredding-kochi/</text:p>
      <text:p text:style-name="Standard">https://www.ewastekochi.com/locations/kalamassery-hitech-park/</text:p>
      <text:p text:style-name="Standard">https://www.ewastekochi.com/locations/willingdon-island/data-destruction-kochi/</text:p>
      <text:p text:style-name="Standard">https://www.ewastekochi.com/locations/thrippunithura/mobile-recycling-kochi/</text:p>
      <text:p text:style-name="Standard">https://www.ewastekochi.com/services/computer-recycling-near-me/</text:p>
      <text:p text:style-name="Standard">https://www.ewastekochi.com/blogs/data-destruction/certificate-of-destruction-in-kozhikode-what-auditors-expect-to-see/</text:p>
      <text:p text:style-name="Standard">https://www.ewastekochi.com/locations/muvattupuzha/secure-laptop-disposal/</text:p>
      <text:p text:style-name="Standard">https://www.ewastekochi.com/blogs/laptop-disposal/office-laptop-pickup-in-edappally-kochi-for-bulk-asset-refresh-projects/</text:p>
      <text:p text:style-name="Standard">https://www.ewastekochi.com/locations/kothamangalam/laptop-recycling-near-me/</text:p>
      <text:p text:style-name="Standard">https://www.ewastekochi.com/blogs/disposal/where-to-dispose-old-laptops-in-vyttila-kochi-free-pickup-guide/</text:p>
      <text:p text:style-name="Standard">https://www.ewastekochi.com/locations/kadavanthra/electronic-waste-disposal/</text:p>
      <text:p text:style-name="Standard">https://www.ewastekochi.com/blogs/laptop-disposal/laptop-resale-value-in-kottayam-what-changes-the-price-fast/</text:p>
      <text:p text:style-name="Standard">https://www.ewastekochi.com/locations/willingdon-island/mobile-recycling-kochi/</text:p>
      <text:p text:style-name="Standard">https://www.ewastekochi.com/locations/kalamassery/electronic-waste-disposal/</text:p>
      <text:p text:style-name="Standard">https://www.ewastekochi.com/locations/palakkad/computer-recycling/</text:p>
      <text:p text:style-name="Standard"><text:soft-page-break/>https://www.ewastekochi.com/blogs/laptop-disposal/macbook-buyback-in-infopark-kochi-when-to-resell-vs-recycle/</text:p>
      <text:p text:style-name="Standard">https://www.ewastekochi.com/locations/maradu/electronic-waste-disposal/</text:p>
      <text:p text:style-name="Standard">https://www.ewastekochi.com/locations/kalady/hard-drive-destruction-kochi/</text:p>
      <text:p text:style-name="Standard">https://www.ewastekochi.com/blogs/disposal/where-to-dispose-old-phones-in-edappally-kochi-without-data-risk/</text:p>
      <text:p text:style-name="Standard">https://www.ewastekochi.com/locations/edappally/old-computer-disposal/</text:p>
      <text:p text:style-name="Standard">https://www.ewastekochi.com/locations/kannur/hard-drive-destruction-kochi/</text:p>
      <text:p text:style-name="Standard">https://www.ewastekochi.com/blogs/laptop-disposal/office-laptop-pickup-in-kottayam-for-bulk-asset-refresh-projects/</text:p>
      <text:p text:style-name="Standard">https://www.ewastekochi.com/locations/kakkanad/electronics-recycling-near-me/</text:p>
      <text:p text:style-name="Standard">https://www.ewastekochi.com/locations/thrippunithura/computer-recycling/</text:p>
      <text:p text:style-name="Standard">https://www.ewastekochi.com/blogs/disposal/how-to-dispose-office-computers-in-thiruvananthapuram-safely/</text:p>
      <text:p text:style-name="Standard">https://www.ewastekochi.com/blogs/itad-process/nist-800-88-vs-dod-5220-22-m-which-standard-to-choose-in-kalamassery-kochi/</text:p>
      <text:p text:style-name="Standard">https://www.ewastekochi.com/blogs/itad-process/the-ultimate-server-decommissioning-checklist-for-data-centres-in-vyttila-kochi/</text:p>
      <text:p text:style-name="Standard">https://www.ewastekochi.com/blogs/mobile-recycling/secure-mobile-data-wipe-in-vyttila-kochi-before-buyback-or-recycling/</text:p>
      <text:p text:style-name="Standard">https://www.ewastekochi.com/blogs/mobile-recycling/phone-buyback-in-thrippunithura-kochi-best-route-for-fast-local-quotes/</text:p>
      <text:p text:style-name="Standard">https://www.ewastekochi.com/locations/palarivattom/hard-drive-degaussing-kochi/</text:p>
      <text:p text:style-name="Standard">https://www.ewastekochi.com/blogs/disposal/where-to-dispose-old-laptops-in-infopark-kochi-free-pickup-guide/</text:p>
      <text:p text:style-name="Standard">https://www.ewastekochi.com/blogs/battery-recycling/lead-acid-battery-recycling-in-kottayam-what-businesses-need-to-track/</text:p>
      <text:p text:style-name="Standard">https://www.ewastekochi.com/blogs/itad-process/nist-800-88-vs-dod-5220-22-m-which-standard-to-choose-in-vyttila-kochi/</text:p>
      <text:p text:style-name="Standard">https://www.ewastekochi.com/locations/kakkanad/hard-drive-destruction-kochi/</text:p>
      <text:p text:style-name="Standard">https://www.ewastekochi.com/laptop-recycling-near-me/</text:p>
      <text:p text:style-name="Standard">https://www.ewastekochi.com/blogs/disposal/where-to-dispose-old-laptops-in-kollam-free-pickup-guide/</text:p>
      <text:p text:style-name="Standard">https://www.ewastekochi.com/blogs/environmental-impact/precious-metal-recovery-from-e-waste-in-kottayam/</text:p>
      <text:p text:style-name="Standard">https://www.ewastekochi.com/blogs/government-rules/certificate-of-destruction-for-audits-in-thiruvananthapuram/</text:p>
      <text:p text:style-name="Standard">https://www.ewastekochi.com/locations/kadavanthra/laptop-recycling-near-me/</text:p>
      <text:p text:style-name="Standard">https://www.ewastekochi.com/blogs/environmental-impact/circular-economy-and-e-waste-in-kalamassery-kochi-what-recovery-actually-looks-like/</text:p>
      <text:p text:style-name="Standard">https://www.ewastekochi.com/blogs/ewaste-laws/kspcb-authorized-recyclers-list-how-thiruvananthapuram-businesses-verify-vendors/</text:p>
      <text:p text:style-name="Standard">https://www.ewastekochi.com/locations/kadavanthra/sell-electronics-kochi/</text:p>
      <text:p text:style-name="Standard">https://www.ewastekochi.com/blogs/corporate-itad/chain-of-custody-for-itad-in-edappally-kochi-what-good-vendors-prove/</text:p>
      <text:p text:style-name="Standard">https://www.ewastekochi.com/blogs/mobile-recycling/same-day-mobile-pickup-in-vyttila-kochi-for-shops-and-offices/</text:p>
      <text:p text:style-name="Standard">https://www.ewastekochi.com/locations/smart-city-kochi/hard-drive-destruction-kochi/</text:p>
      <text:p text:style-name="Standard">https://www.ewastekochi.com/blogs/scrap-electronics/pcb-and-motherboard-scrap-buyers-in-kakkanad-kochi/</text:p>
      <text:p text:style-name="Standard">https://www.ewastekochi.com/blogs/battery-recycling/how-to-store-batteries-before-pickup-in-vyttila-kochi/</text:p>
      <text:p text:style-name="Standard"><text:soft-page-break/>https://www.ewastekochi.com/blogs/environmental-impact/circular-economy-and-e-waste-in-vyttila-kochi-what-recovery-actually-looks-like/</text:p>
      <text:p text:style-name="Standard">https://www.ewastekochi.com/blogs/battery-recycling/phone-battery-recycling-in-thrippunithura-kochi-what-to-do-with-loose-cells/</text:p>
      <text:p text:style-name="Standard">https://www.ewastekochi.com/blogs/disposal/monitor-and-tv-disposal-in-vyttila-kochi-what-to-do-first/</text:p>
      <text:p text:style-name="Standard">https://www.ewastekochi.com/blogs/environmental-impact/circular-economy-and-e-waste-in-kollam-what-recovery-actually-looks-like/</text:p>
      <text:p text:style-name="Standard">https://www.ewastekochi.com/blogs/battery-recycling/solar-battery-disposal-in-thiruvananthapuram-practical-steps-for-safe-collection/</text:p>
      <text:p text:style-name="Standard">https://www.ewastekochi.com/blogs/recycling/battery-recycling-in-kalamassery-kochi-what-needs-separate-handling/</text:p>
      <text:p text:style-name="Standard">https://www.ewastekochi.com/blogs/corporate-itad/data-centre-refresh-and-retirement-planning-in-kottayam/</text:p>
      <text:p text:style-name="Standard">https://www.ewastekochi.com/blogs/laptop-disposal/macbook-buyback-in-kottayam-when-to-resell-vs-recycle/</text:p>
      <text:p text:style-name="Standard">https://www.ewastekochi.com/blogs/government-rules/how-disposal-mistakes-create-data-breach-risk-in-kakkanad-kochi/</text:p>
      <text:p text:style-name="Standard">https://www.ewastekochi.com/blogs/corporate-itad/bank-and-hospital-itad-in-kottayam-documentation-that-actually-matters/</text:p>
      <text:p text:style-name="Standard">https://www.ewastekochi.com/blogs/environmental-impact/precious-metal-recovery-from-e-waste-in-edappally-kochi/</text:p>
      <text:p text:style-name="Standard">https://www.ewastekochi.com/blogs/battery-recycling/how-to-store-batteries-before-pickup-in-thrippunithura-kochi/</text:p>
      <text:p text:style-name="Standard">https://www.ewastekochi.com/blogs/environmental-impact/why-recycle-electronics-in-kottayam-the-local-impact/</text:p>
      <text:p text:style-name="Standard">https://www.ewastekochi.com/blogs/corporate-itad/asset-recovery-and-remarketing-in-kakkanad-kochi-how-itad-recovers-budget/</text:p>
      <text:p text:style-name="Standard">https://www.ewastekochi.com/blogs/mobile-recycling/residential-phone-drop-off-in-infopark-kochi-what-to-bring-and-what-to-avoid/</text:p>
      <text:p text:style-name="Standard">https://www.ewastekochi.com/blogs/environmental-impact/what-happens-when-electronics-reach-landfills-in-kollam/</text:p>
      <text:p text:style-name="Standard">https://www.ewastekochi.com/blogs/laptop-disposal/damaged-laptop-recycling-in-thrippunithura-kochi-what-still-has-value/</text:p>
      <text:p text:style-name="Standard">https://www.ewastekochi.com/blogs/disposal/corporate-e-waste-clearance-checklist-for-edappally-kochi/</text:p>
      <text:p text:style-name="Standard">https://www.ewastekochi.com/blogs/government-rules/bulk-consumer-e-waste-obligations-in-thrippunithura-kochi/</text:p>
      <text:p text:style-name="Standard">https://www.ewastekochi.com/blogs/disposal/corporate-e-waste-clearance-checklist-for-vyttila-kochi/</text:p>
      <text:p text:style-name="Standard">https://www.ewastekochi.com/blogs/environmental-impact/school-e-waste-drives-in-vyttila-kochi-planning-a-safer-collection-day/</text:p>
      <text:p text:style-name="Standard">https://www.ewastekochi.com/blogs/laptop-disposal/employee-laptop-returns-and-disposal-workflow-in-kakkanad-kochi/</text:p>
      <text:p text:style-name="Standard">https://www.ewastekochi.com/blogs/itad-process/the-ultimate-server-decommissioning-checklist-for-data-centres-in-kalamassery-kochi/</text:p>
      <text:p text:style-name="Standard">https://www.ewastekochi.com/blogs/environmental-impact/how-e-waste-recycling-reduces-carbon-footprint-in-edappally-kochi/</text:p>
      <text:p text:style-name="Standard">https://www.ewastekochi.com/blogs/corporate-itad/startup-office-clear-outs-in-kollam-fast-itad-for-lean-teams/</text:p>
      <text:p text:style-name="Standard">https://www.ewastekochi.com/blogs/laptop-disposal/business-laptop-buyback-in-kollam-what-it-teams-should-expect/</text:p>
      <text:p text:style-name="Standard"><text:soft-page-break/>https://www.ewastekochi.com/blogs/environmental-impact/school-e-waste-drives-in-kalamassery-kochi-planning-a-safer-collection day/</text:p>
      <text:p text:style-name="Standard">https://www.ewastekochi.com/blogs/environmental-impact/school-e-waste-drives-in-kottayam-planning-a-safer-collection-day/</text:p>
      <text:p text:style-name="Standard">https://www.ewastekochi.com/blogs/mobile-recycling/damaged-phone-recycling-in-kozhikode-what-still-counts-as-value/</text:p>
      <text:p text:style-name="Standard">https://www.ewastekochi.com/blogs/scrap-electronics/network-equipment-scrap-in-edappally-kochi-switches-routers-firewalls/</text:p>
      <text:p text:style-name="Standard">https://www.ewastekochi.com/blogs/laptop-disposal/macbook-buyback-in-kollam-when-to-resell-vs-recycle/</text:p>
      <text:p text:style-name="Standard">https://www.ewastekochi.com/blogs/environmental-impact/what-happens-when-electronics-reach-landfills-in-kozhikode/</text:p>
      <text:p text:style-name="Standard">https://www.ewastekochi.com/blogs/scrap-electronics/server-scrap-buyers-in-thrippunithura-kochi-recovering-more-from-old-racks/</text:p>
      <text:p text:style-name="Standard">https://www.ewastekochi.com/blogs/environmental-impact/school-e-waste-drives-in-edappally-kochi-planning-a-safer-collection-day/</text:p>
      <text:p text:style-name="Standard">https://www.ewastekochi.com/locations/kollam/laptop-buyback-kochi</text:p>
      <text:p text:style-name="Standard">https://www.ewastekochi.com/locations/infopark-kochi/corporate-ewaste-kochi</text:p>
      <text:p text:style-name="Standard">https://www.ewastekochi.com/contact</text:p>
      <text:p text:style-name="Standard">https://www.ewastekochi.com/locations/angamaly/corporate-ewaste-kochi/</text:p>
      <text:p text:style-name="Standard">https://www.ewastekochi.com/locations/kottayam/ups-inverter-recycling-kochi/</text:p>
      <text:p text:style-name="Standard">https://www.ewastekochi.com/locations/thrissur/server-recycling-kochi/</text:p>
      <text:p text:style-name="Standard">https://www.ewastekochi.com/services/e-waste-recycling-kochi/</text:p>
      <text:p text:style-name="Standard">https://www.ewastekochi.com/locations/edappally/</text:p>
      <text:p text:style-name="Standard">https://www.ewastekochi.com/services/battery-recycling-kochi/</text:p>
      <text:p text:style-name="Standard">https://www.ewastekochi.com/services/hard-drive-shredding-kochi/</text:p>
      <text:p text:style-name="Standard">https://www.ewastekochi.com/itad/</text:p>
      <text:p text:style-name="Standard">https://www.ewastekochi.com/blog/</text:p>
      <text:p text:style-name="Standard">https://www.ewastekochi.com/ewaste/</text:p>
      <text:p text:style-name="Standard">https://www.ewastekochi.com/services/</text:p>
      <text:p text:style-name="Standard">https://www.ewastekochi.com/locations/thrikkakara/battery-recycling-kochi/</text:p>
      <text:p text:style-name="Standard">https://www.ewastekochi.com/locations/kollam/battery-recycling-kochi</text:p>
      <text:p text:style-name="Standard">https://www.ewastekochi.com/locations/infopark-kochi/itad-kochi/</text:p>
      <text:p text:style-name="Standard">https://www.ewastekochi.com/locations/kozhikode/server-recycling-kochi</text:p>
      <text:p text:style-name="Standard">https://www.ewastekochi.com/locations/kollam/hard-drive-shredding-kochi</text:p>
      <text:p text:style-name="Standard">https://www.ewastekochi.com/locations/fort-kochi/corporate-ewaste-kochi/</text:p>
      <text:p text:style-name="Standard">https://www.ewastekochi.com/locations/palarivattom/hard-drive-shredding-kochi/</text:p>
      <text:p text:style-name="Standard">https://www.ewastekochi.com/locations/thrissur/printer-recycling-kochi/</text:p>
      <text:p text:style-name="Standard">https://ewastekochi.com/ml/buyback/laptops/sell-dell-latitude-5413-kochi</text:p>
      <text:p text:style-name="Standard">https://ewastekochi.com/ml/buyback/laptops/sell-dell-latitude-5496-kochi</text:p>
      <text:p text:style-name="Standard">https://ewastekochi.com/ml/buyback/laptops/sell-thinkpad-t406s-kochi</text:p>
      <text:p text:style-name="Standard">https://ewastekochi.com/about</text:p>
      <text:p text:style-name="Standard">https://ewastekochi.com/buyback/laptops/sell-hp-elitebook-932-kochi</text:p>
      <text:p text:style-name="Standard">https://ewastekochi.com/buyback/laptops/sell-thinkpad-t487s-kochi</text:p>
      <text:p text:style-name="Standard">https://ewastekochi.com/buyback/phones/sell-samsung-galaxy-a18-kochi</text:p>
      <text:p text:style-name="Standard">https://ewastekochi.com/ml/buyback/laptops/sell-thinkpad-t472s-kochi</text:p>
      <text:p text:style-name="Standard">https://ewastekochi.com/buyback/laptops/sell-hp-elitebook-850-kochi</text:p>
      <text:p text:style-name="Standard">https://ewastekochi.com/buyback/phones/sell-iphone-7-kochi</text:p>
      <text:p text:style-name="Standard">https://ewastekochi.com/buyback/laptops/sell-thinkpad-t463s-kochi</text:p>
      <text:p text:style-name="Standard">https://ewastekochi.com/buyback/laptops/sell-hp-elitebook-882-kochi</text:p>
      <text:p text:style-name="Standard">https://ewastekochi.com/buyback/laptops/sell-hp-elitebook-904-kochi</text:p>
      <text:p text:style-name="Standard">https://ewastekochi.com/buyback/laptops/sell-dell-latitude-5496-kochi</text:p>
      <text:p text:style-name="Standard"><text:soft-page-break/>https://ewastekochi.com/ml/buyback/laptops/sell-thinkpad-t463s-kochi</text:p>
      <text:p text:style-name="Standard">https://ewastekochi.com/buyback/laptops/sell-hp-elitebook-872-kochi</text:p>
      <text:p text:style-name="Standard">https://ewastekochi.com/buyback/laptops/sell-thinkpad-t472s-kochi</text:p>
      <text:p text:style-name="Standard">https://ewastekochi.com/buyback/laptops/sell-hp-elitebook-907-kochi</text:p>
      <text:p text:style-name="Standard">https://ewastekochi.com/buyback/laptops/sell-thinkpad-t438s-kochi</text:p>
      <text:p text:style-name="Standard">https://ewastekochi.com/buyback/laptops/sell-thinkpad-t500s-kochi</text:p>
      <text:p text:style-name="Standard">https://ewastekochi.com/buyback/laptops/sell-thinkpad-t456s-kochi</text:p>
      <text:p text:style-name="Standard">https://ewastekochi.com/buyback/laptops/sell-dell-latitude-5472-kochi</text:p>
      <text:p text:style-name="Standard">https://ewastekochi.com/ml/buyback/phones/sell-samsung-galaxy-a18-kochi</text:p>
      <text:p text:style-name="Standard">https://ewastekochi.com/ml/buyback/laptops/sell-hp-elitebook-879-kochi</text:p>
      <text:p text:style-name="Standard">https://ewastekochi.com/ml/buyback/laptops/sell-hp-elitebook-882-kochi</text:p>
      <text:p text:style-name="Standard">https://ewastekochi.com/buyback/laptops/sell-thinkpad-t422s-kochi</text:p>
      <text:p text:style-name="Standard">https://ewastekochi.com/ml/buyback/laptops/sell-dell-latitude-5448-kochi</text:p>
      <text:p text:style-name="Standard">https://ewastekochi.com/buyback/laptops/sell-dell-latitude-5413-kochi</text:p>
      <text:p text:style-name="Standard">https://ewastekochi.com/ml/buyback/laptops/sell-asus-rog-zephyrus-g110-kochi</text:p>
      <text:p text:style-name="Standard">https://ewastekochi.com/ml/locations/ewaste-682085</text:p>
      <text:p text:style-name="Standard">https://ewastekochi.com/faq</text:p>
      <text:p text:style-name="Standard">https://ewastekochi.com/ml/buyback/phones/sell-xiaomi-redmi-note-20-kochi</text:p>
      <text:p text:style-name="Standard">https://ewastekochi.com/ml/buyback/laptops/sell-macbook-pro-m3-max-kochi</text:p>
      <text:p text:style-name="Standard">https://ewastekochi.com/ml/buyback/laptops/sell-thinkpad-t487s-kochi</text:p>
      <text:p text:style-name="Standard">https://ewastekochi.com/blog/laptop-resale-value-2026</text:p>
      <text:p text:style-name="Standard">https://ewastekochi.com/ml/locations/ewaste-682127</text:p>
      <text:p text:style-name="Standard">https://ewastekochi.com/buyback/laptops/sell-thinkpad-t406s-kochi</text:p>
      <text:p text:style-name="Standard">https://ewastekochi.com/ml/locations/ewaste-682207</text:p>
      <text:p text:style-name="Standard">https://ewastekochi.com/ml/locations/ewaste-mattancherry</text:p>
      <text:p text:style-name="Standard">https://ewastekochi.com/buyback/laptops/sell-hp-elitebook-873-kochi</text:p>
      <text:p text:style-name="Standard">https://ewastekochi.com/ml/locations/ewaste-682146</text:p>
      <text:p text:style-name="Standard">https://ewastekochi.com/buyback/laptops/sell-thinkpad-t493s-kochi</text:p>
      <text:p text:style-name="Standard">https://ewastekochi.com/ml/buyback/laptops/sell-dell-latitude-5419-kochi</text:p>
      <text:p text:style-name="Standard">https://ewastekochi.com/ml/buyback/laptops/sell-thinkpad-t483s-kochi</text:p>
      <text:p text:style-name="Standard">https://ewastekochi.com/ml/locations/ewaste-682158</text:p>
      <text:p text:style-name="Standard">https://ewastekochi.com/ml/buyback/laptops/sell-hp-elitebook-850-kochi</text:p>
      <text:p text:style-name="Standard">https://ewastekochi.com/ml/buyback/laptops/sell-hp-elitebook-873-kochi</text:p>
      <text:p text:style-name="Standard">https://ewastekochi.com/ml/locations/ewaste-682186</text:p>
      <text:p text:style-name="Standard">https://ewastekochi.com/industries/manufacturing-ewaste</text:p>
      <text:p text:style-name="Standard">https://ewastekochi.com/ml/buyback/laptops/sell-thinkpad-t500s-kochi</text:p>
      <text:p text:style-name="Standard">https://ewastekochi.com/ml/buyback/laptops/sell-hp-elitebook-932-kochi</text:p>
      <text:p text:style-name="Standard">https://ewastekochi.com/buyback/laptops/sell-hp-elitebook-871-kochi</text:p>
      <text:p text:style-name="Standard">https://ewastekochi.com/ml/buyback/laptops/sell-hp-elitebook-872-kochi</text:p>
      <text:p text:style-name="Standard">https://ewastekochi.com/ml/buyback/laptops/sell-dell-latitude-5472-kochi</text:p>
      <text:p text:style-name="Standard">https://ewastekochi.com/locations/v2/e-waste-edappally</text:p>
      <text:p text:style-name="Standard">https://ewastekochi.com/ml/buyback/laptops/sell-thinkpad-t438s-kochi</text:p>
      <text:p text:style-name="Standard">https://ewastekochi.com/buyback/laptops/sell-thinkpad-t498s-kochi</text:p>
      <text:p text:style-name="Standard">https://ewastekochi.com/ml/buyback/laptops/sell-thinkpad-t498s-kochi</text:p>
      <text:p text:style-name="Standard">https://ewastekochi.com/ml/buyback/laptops/sell-dell-latitude-5419-kochi</text:p>
      <text:p text:style-name="Standard">https://ewastekochi.com/ml/buyback/laptops/sell-hp-elitebook-907-kochi</text:p>
      <text:p text:style-name="Standard">https://ewastekochi.com/buyback/laptops/sell-thinkpad-t483s-kochi</text:p>
      <text:p text:style-name="Standard">https://ewastekochi.com/ml/buyback/laptops/sell-hp-elitebook-871-kochi</text:p>
      <text:p text:style-name="Standard">https://ewastekochi.com/ml/locations/ewaste-682079</text:p>
      <text:p text:style-name="Standard">https://ewastekochi.com/ml/buyback/laptops/sell-thinkpad-t456s-kochi</text:p>
      <text:p text:style-name="Standard">https://ewastekochi.com/ml/buyback/phones/sell-iphone-7-kochi</text:p>
      <text:p text:style-name="Standard">https://ewastekochi.com/ml/buyback/laptops/sell-thinkpad-t493s-kochi</text:p>
      <text:p text:style-name="Standard"><text:soft-page-break/>https://ewastekochi.com/ml/buyback/laptops/sell-thinkpad-t453s-kochi</text:p>
      <text:p text:style-name="Standard">https://ewastekochi.com/ml/locations/ewaste-682121</text:p>
      <text:p text:style-name="Standard">https://ewastekochi.com/ml/locations/ewaste-aroor</text:p>
      <text:p text:style-name="Standard">https://ewastekochi.com/blog/dpdp-act-impact-startups</text:p>
      <text:p text:style-name="Standard">https://ewastekochi.com/privacy-policy</text:p>
      <text:p text:style-name="Standard">https://ewastekochi.com/blog/where-sell-old-phone-kochi</text:p>
      <text:p text:style-name="Standard">https://ewastekochi.com/blog/is-formatting-enough-delete-data</text:p>
      <text:p text:style-name="Standard">https://ewastekochi.com/sell-old-phone-kochi</text:p>
      <text:p text:style-name="Standard">https://ewastekochi.com/comparisons/cashify-vs-ewastekochi</text:p>
      <text:p text:style-name="Standard">https://ewastekochi.com/industries/banks-financial-data-destruction</text:p>
      <text:p text:style-name="Standard">https://ewastekochi.com/industries/startups-itad-kochi</text:p>
      <text:p text:style-name="Standard">https://ewastekochi.com/comparisons/quickr-vs-ewastekoch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2T01:21:32.499336132</meta:creation-date>
    <dc:date>2026-04-22T01:22:24.107747126</dc:date>
    <meta:editing-duration>PT52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6" meta:paragraph-count="212" meta:word-count="213" meta:character-count="16737" meta:non-whitespace-character-count="16736"/>
  </office:meta>
</office:document-meta>
</file>